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000000040945729D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3.557cm" svg:height="13.557cm" svg:x="0cm" svg:y="0cm">
          <draw:image xlink:href="Pictures/100000010000004000000040945729D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13.557cm" fo:page-height="13.5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"/>
    <meta:generator>LibreOffice/24.2.0.3$Linux_X86_64 LibreOffice_project/420$Build-3</meta:generator>
  </office:meta>
</office:document-meta>
</file>